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9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68.72mm"/>
    </style:style>
    <style:style style:name="co5" style:family="table-column">
      <style:table-column-properties fo:break-before="auto" style:column-width="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36.05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zh" style:country-asian="CN" style:font-style-asian="normal" style:font-weight-asian="normal" style:font-name-complex="DejaVu Sa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/>
    <style:style style:name="ce4" style:family="table-cell" style:parent-style-name="Default">
      <style:text-properties style:font-name="DejaVu Sans" style:font-name-asian="DejaVu Sans1" style:font-name-complex="DejaVu Sans1"/>
    </style:style>
    <style:style style:name="ce7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DejaVu Sans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zh" style:country-asian="CN" style:font-style-asian="normal" style:font-weight-asian="normal" style:font-name-complex="DejaVu Sa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2" table:default-cell-style-name="Default"/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b 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 c 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b 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700" calcext:value-type="float">
            <text:p>6700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 b -1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E4] + 100000" office:value-type="float" office:value="106700" calcext:value-type="float">
            <text:p>106700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 c 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06700" calcext:value-type="float">
            <text:p>106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 c -17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93300" calcext:value-type="float">
            <text:p>-93300</text:p>
          </table:table-cell>
          <table:table-cell office:value-type="float" office:value="-110300" calcext:value-type="float">
            <text:p>-110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 f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93300" calcext:value-type="float">
            <text:p>-93300</text:p>
          </table:table-cell>
          <table:table-cell office:value-type="float" office:value="-110300" calcext:value-type="float">
            <text:p>-1103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d 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93300" calcext:value-type="float">
            <text:p>-93300</text:p>
          </table:table-cell>
          <table:table-cell office:value-type="float" office:value="-110300" calcext:value-type="float">
            <text:p>-1103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 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93300" calcext:value-type="float">
            <text:p>-93300</text:p>
          </table:table-cell>
          <table:table-cell office:value-type="float" office:value="-110300" calcext:value-type="float">
            <text:p>-110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t g 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93300" calcext:value-type="float">
            <text:p>-93300</text:p>
          </table:table-cell>
          <table:table-cell office:value-type="float" office:value="-110300" calcext:value-type="float">
            <text:p>-110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rgets: g, e</text:p>
          </table:table-cell>
          <table:table-cell/>
        </table:table-row>
        <table:table-row table:style-name="ro1">
          <table:table-cell office:value-type="string" calcext:value-type="string">
            <text:p>mul g 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93300" calcext:value-type="float">
            <text:p>-93300</text:p>
          </table:table-cell>
          <table:table-cell office:value-type="float" office:value="-110300" calcext:value-type="float">
            <text:p>-110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 g 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93300" calcext:value-type="float">
            <text:p>-93300</text:p>
          </table:table-cell>
          <table:table-cell office:value-type="float" office:value="-110300" calcext:value-type="float">
            <text:p>-110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J13]-[.E13]" office:value-type="float" office:value="93304" calcext:value-type="float">
            <text:p>93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nz g 2</text:p>
          </table:table-cell>
          <table:table-cell table:style-name="ce3" table:number-columns-repeated="2"/>
          <table:table-cell table:number-columns-repeated="6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set f 0</text:p>
          </table:table-cell>
          <table:table-cell table:number-columns-repeated="11"/>
          <table:table-cell office:value-type="string" calcext:value-type="string">
            <text:p>set e to 0?</text:p>
          </table:table-cell>
        </table:table-row>
        <table:table-row table:style-name="ro1">
          <table:table-cell office:value-type="string" calcext:value-type="string">
            <text:p>sub e -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set e to b</text:p>
          </table:table-cell>
        </table:table-row>
        <table:table-row table:style-name="ro1">
          <table:table-cell office:value-type="string" calcext:value-type="string">
            <text:p>set g e</text:p>
          </table:table-cell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 g b</text:p>
          </table:table-cell>
          <table:table-cell table:number-columns-repeated="8"/>
          <table:table-cell table:style-name="ce4" table:formula="of:=[.J18]-[.E14]" office:value-type="float" office:value="93301" calcext:value-type="float">
            <text:p>9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nz g -8</text:p>
          </table:table-cell>
          <table:table-cell table:style-name="ce3"/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sub d -1</text:p>
          </table:table-cell>
          <table:table-cell table:number-columns-repeated="11"/>
          <table:table-cell office:value-type="string" calcext:value-type="string">
            <text:p>set d to b</text:p>
          </table:table-cell>
        </table:table-row>
        <table:table-row table:style-name="ro1">
          <table:table-cell office:value-type="string" calcext:value-type="string">
            <text:p>set g 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b g 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nz g -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nz f 2</text:p>
          </table:table-cell>
          <table:table-cell office:value-type="string" calcext:value-type="string">
            <text:p>n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b h -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g 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b g 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nz g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nz 1 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b b -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nz 1 -23</text:p>
          </table:table-cell>
          <table:table-cell table:number-columns-repeated="12"/>
        </table:table-row>
      </table:table>
      <table:table table:name="Sheet2" table:style-name="ta1"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t b 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 c 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nz a 2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nz 1 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b goes from 106700...123700 stepping by 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b 100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number of composite numbers?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b b -10000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ie: check that there exist a*b =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c b</text:p>
          </table:table-cell>
          <table:table-cell/>
          <table:table-cell office:value-type="string" calcext:value-type="string">
            <text:p>|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 c -17000</text:p>
          </table:table-cell>
          <table:table-cell/>
          <table:table-cell office:value-type="string" calcext:value-type="string">
            <text:p>|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f 1</text:p>
          </table:table-cell>
          <table:table-cell/>
          <table:table-cell office:value-type="string" calcext:value-type="string">
            <text:p>HERE</text:p>
          </table:table-cell>
          <table:table-cell table:number-columns-repeated="4"/>
          <table:table-cell office:value-type="string" calcext:value-type="string">
            <text:p>HERE</text:p>
          </table:table-cell>
          <table:table-cell office:value-type="string" calcext:value-type="string">
            <text:p>1000 times</text:p>
          </table:table-cell>
        </table:table-row>
        <table:table-row table:style-name="ro1">
          <table:table-cell office:value-type="string" calcext:value-type="string">
            <text:p>set d 2</text:p>
          </table:table-cell>
          <table:table-cell table:number-columns-repeated="4"/>
          <table:table-cell table:style-name="ce7" office:value-type="string" calcext:value-type="string">
            <text:p>b times or 106700</text:p>
          </table:table-cell>
          <table:table-cell table:style-name="ce7"/>
          <table:table-cell office:value-type="string" calcext:value-type="string">
            <text:p>|</text:p>
          </table:table-cell>
          <table:table-cell/>
        </table:table-row>
        <table:table-row table:style-name="ro3">
          <table:table-cell office:value-type="string" calcext:value-type="string">
            <text:p>set e 2</text:p>
          </table:table-cell>
          <table:table-cell table:number-columns-repeated="3"/>
          <table:table-cell office:value-type="string" calcext:value-type="string">
            <text:p>Until e and b match stepping by +1 to e, b is set to 106700 (and plus 17 1000 times)</text:p>
          </table:table-cell>
          <table:table-cell office:value-type="string" calcext:value-type="string">
            <text:p>HERE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et g d</text:p>
          </table:table-cell>
          <table:table-cell table:number-columns-repeated="3"/>
          <table:table-cell office:value-type="string" calcext:value-type="string">
            <text:p>HERE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mul g e</text:p>
          </table:table-cell>
          <table:table-cell table:number-columns-repeated="3"/>
          <table:table-cell table:number-columns-repeated="2"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ub g b</text:p>
          </table:table-cell>
          <table:table-cell table:number-columns-repeated="3"/>
          <table:table-cell table:number-columns-repeated="2"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2">
          <table:table-cell office:value-type="string" calcext:value-type="string">
            <text:p>jnz g 2</text:p>
          </table:table-cell>
          <table:table-cell office:value-type="string" calcext:value-type="string">
            <text:p>D * e – b = 0</text:p>
          </table:table-cell>
          <table:table-cell/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if g – b = 0 then f is zero and h is not decremented</text:p>
          </table:table-cell>
        </table:table-row>
        <table:table-row table:style-name="ro4">
          <table:table-cell office:value-type="string" calcext:value-type="string">
            <text:p>set f 0</text:p>
          </table:table-cell>
          <table:table-cell office:value-type="string" calcext:value-type="string">
            <text:p>d gets bigger by 1 for outer loop</text:p>
          </table:table-cell>
          <table:table-cell/>
          <table:table-cell table:number-columns-repeated="3"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HOW MANY TIMES IS THIS RUN?</text:p>
          </table:table-cell>
        </table:table-row>
        <table:table-row table:style-name="ro5">
          <table:table-cell office:value-type="string" calcext:value-type="string">
            <text:p>sub e -1</text:p>
          </table:table-cell>
          <table:table-cell office:value-type="string" calcext:value-type="string">
            <text:p>e gets bigger by one for every inner loop and reset in inner loop</text:p>
          </table:table-cell>
          <table:table-cell/>
          <table:table-cell office:value-type="string" calcext:value-type="string">
            <text:p>HERE</text:p>
          </table:table-cell>
          <table:table-cell table:number-columns-repeated="2"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6">
          <table:table-cell office:value-type="string" calcext:value-type="string">
            <text:p>set g e</text:p>
          </table:table-cell>
          <table:table-cell office:value-type="string" calcext:value-type="string">
            <text:p>b gets bigger by 17 every time</text:p>
          </table:table-cell>
          <table:table-cell table:number-columns-repeated="2"/>
          <table:table-cell table:number-columns-repeated="2"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ub g b</text:p>
          </table:table-cell>
          <table:table-cell table:number-columns-repeated="3"/>
          <table:table-cell table:number-columns-repeated="2"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jnz g -8</text:p>
          </table:table-cell>
          <table:table-cell table:number-columns-repeated="3"/>
          <table:table-cell office:value-type="string" calcext:value-type="string">
            <text:p>^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ub d -1</text:p>
          </table:table-cell>
          <table:table-cell table:number-columns-repeated="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et g d</text:p>
          </table:table-cell>
          <table:table-cell table:number-columns-repeated="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ub g b</text:p>
          </table:table-cell>
          <table:table-cell table:number-columns-repeated="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jnz g -13</text:p>
          </table:table-cell>
          <table:table-cell table:number-columns-repeated="4"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jnz f 2</text:p>
          </table:table-cell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ub h -1</text:p>
          </table:table-cell>
          <table:table-cell table:number-columns-repeated="5"/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HOW MANY TIMES IS THIS RUN?</text:p>
          </table:table-cell>
        </table:table-row>
        <table:table-row table:style-name="ro1">
          <table:table-cell office:value-type="string" calcext:value-type="string">
            <text:p>set g b</text:p>
          </table:table-cell>
          <table:table-cell table:number-columns-repeated="5"/>
          <table:table-cell office:value-type="string" calcext:value-type="string">
            <text:p>HERE</text:p>
          </table:table-cell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ub g c</text:p>
          </table:table-cell>
          <table:table-cell table:number-columns-repeated="6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jnz g 2</text:p>
          </table:table-cell>
          <table:table-cell table:number-columns-repeated="6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jnz 1 3</text:p>
          </table:table-cell>
          <table:table-cell table:number-columns-repeated="6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ub b -17</text:p>
          </table:table-cell>
          <table:table-cell table:number-columns-repeated="6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jnz 1 -23</text:p>
          </table:table-cell>
          <table:table-cell table:number-columns-repeated="6"/>
          <table:table-cell office:value-type="string" calcext:value-type="string">
            <text:p>^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CA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1">0000-00-00</text:date>, <text:time style:data-style-name="N2" text:time-value="20:28:31.499138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2:50:41.596244813</meta:creation-date>
    <dc:date>2018-01-01T21:04:17.585103139</dc:date>
    <meta:editing-duration>PT31M3S</meta:editing-duration>
    <meta:editing-cycles>4</meta:editing-cycles>
    <meta:generator>LibreOffice/5.4.4.2$Linux_X86_64 LibreOffice_project/40m0$Build-2</meta:generator>
    <meta:document-statistic meta:table-count="2" meta:cell-count="207" meta:object-count="0"/>
  </office:meta>
</office:document-meta>
</file>